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6.6924in" table:align="margins"/>
    </style:style>
    <style:style style:name="Tabella1.A" style:family="table-column">
      <style:table-column-properties style:column-width="1.6729in" style:rel-column-width="16383*"/>
    </style:style>
    <style:style style:name="Tabella1.D" style:family="table-column">
      <style:table-column-properties style:column-width="1.6736in" style:rel-column-width="16386*"/>
    </style:style>
    <style:style style:name="Tabella1.A1" style:family="table-cell">
      <style:table-cell-properties fo:padding="0.0382in" fo:border-left="0.0007in solid #000000" fo:border-right="none" fo:border-top="0.0007in solid #000000" fo:border-bottom="0.0007in solid #000000"/>
    </style:style>
    <style:style style:name="Tabella1.D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D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1.1153in" style:rel-column-width="10922*"/>
    </style:style>
    <style:style style:name="Tabella2.F" style:family="table-column">
      <style:table-column-properties style:column-width="1.116in" style:rel-column-width="10925*"/>
    </style:style>
    <style:style style:name="Tabella2.A1" style:family="table-cell">
      <style:table-cell-properties fo:padding="0.0382in" fo:border-left="0.0007in solid #000000" fo:border-right="none" fo:border-top="0.0007in solid #000000" fo:border-bottom="0.0007in solid #000000"/>
    </style:style>
    <style:style style:name="Tabella2.F1" style:family="table-cell">
      <style:table-cell-properties fo:padding="0.0382in" fo:border="0.0007in solid #000000"/>
    </style:style>
    <style:style style:name="Tabella2.A2" style:family="table-cell" style:data-style-name="N0">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none" fo:border-top="none" fo:border-bottom="0.0007in solid #000000"/>
    </style:style>
    <style:style style:name="Tabella2.F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in" fo:margin-bottom="0in"/>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2050667398"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186060835"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1443254342"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xt:soft-page-break/>Tempo atmosferico (configurabile)</text:p>
            </text:list-item>
            <text:list-item>
              <text:p text:style-name="P10">Controllo di terminazione (statico)</text:p>
            </text:list-item>
            <text:list-item>
              <text:p text:style-name="P10">Classifica</text:p>
            </text:list-item>
          </text:list>
        </text:list-item>
      </text:list>
      <text:p text:style-name="P4"/>
      <text:p text:style-name="P3">Problematiche</text:p>
      <text:list xml:id="list327102902"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text:soft-page-break/>Use Case</text:p>
      <text:p text:style-name="P3"/>
      <text:p text:style-name="P5">Competizione</text:p>
      <text:p text:style-name="P5"/>
      <text:p text:style-name="P6">Sommario</text:p>
      <text:p text:style-name="P8">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45988718"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1299627974" text:style-name="L5">
        <text:list-item>
          <text:p text:style-name="P16">Nel momento in cui 3 thread acquisiscono risorsa ed eseguono procedure o funzioni con essa, l'ordine di acquisizione potrebbe non essere necessariamente l'ordine di rilascio. Questo implica che 3 auto <text:soft-page-break/>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text:soft-page-break/>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L'aggiornamento avviene quando il concorrente supera il tempo quello imposto come "barriera" di aggiornamento.</text:p>
      <text:p text:style-name="P8">Ovvero, se la barriera è 100, e i tempi segnati dal concorrente sono 4,105,150,290,401, dovrà segnare nella tabella globale a 4 (in quello dello 0), a 105(in quella dell'1), a 290 (in quella del 200), a 401 (in quella del 300 E del 400 [in realtà il salvataggio in quella del 400 potrebbe avvenire automaticamente]).</text:p>
      <text:p text:style-name="P8">NEW:</text:p>
      <text:p text:style-name="P8">L'insieme di tabelle si presenta come lista. Ne esiste una soltanto, a cui punta l'entità delle statistiche globali. Il puntatore delle lista riferisce sempre la tabella successiva all'ultima completata.</text:p>
      <text:p text:style-name="P8">In questo modo gli inserimenti, mediamente, avverranno senza iterazioni sulla lista. Quando qualcuno vorrà ottenere una classifica, dovrà specificare di quale istante la vuole. Se deve ancora essere prodotta, verrà messo in attesa.</text:p>
      <text:p text:style-name="P8"><text:soft-page-break/></text:p>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text:soft-page-break/>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text:soft-page-break/></text:p>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ext:soft-page-break/>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pneumatici.</text:p>
      <text:p text:style-name="P8"/>
      <text:p text:style-name="P8">SEQUENZA DI AZIONI</text:p>
      <text:p text:style-name="P8"/>
      <text:list xml:id="list1896324939" text:style-name="L6">
        <text:list-item>
          <text:p text:style-name="P17">Lettura strategia con richiamo ai box</text:p>
        </text:list-item>
        <text:list-item>
          <text:p text:style-name="P17">test di disponibilità dei box (es test di connessione)</text:p>
        </text:list-item>
        <text:list-item>
          <text:p text:style-name="P17">rientro nel tratto "corsia dei box"</text:p>
        </text:list-item>
        <text:list-item>
          <text:p text:style-name="P17">Esecuzione del metodo attraversatratto , che dovrà essere diverso da quelli degli altri tratti in quanto devono essere richiamati metodi del box via rete</text:p>
        </text:list-item>
        <text:list-item>
          <text:p text:style-name="P17">esecuzione metodi del box che fa reimpostare le variabili</text:p>
        </text:list-item>
        <text:list-item>
          <text:p text:style-name="P17">calcolo tempo e prenotazione nella coda della pista</text:p>
        </text:list-item>
      </text:list>
      <text:p text:style-name="P8"/>
      <text:p text:style-name="P8">box impostati come N tratti</text:p>
      <text:p text:style-name="P8"/>
      <text:p text:style-name="P8">tratto di entrata che indirizza ogni auto nel suo tratto "box" in modo da permettere una esecuzione parallela di richieste via rete ai proprio box</text:p>
      <text:p text:style-name="P8"/>
      <text:p text:style-name="P8"/>
      <text:p text:style-name="P8"/>
      <text:p text:style-name="P8">METODO EVALUATE</text:p>
      <text:p text:style-name="P8">All'interno dell'oggetto Strategy è presente un riferimento alla componente Car in modo che il metodo evaluate possa essere chiamato sempre allo stesso modo sia dall'oggetto strategy che dall'oggetto strategybox con il segment come parametro e ritorni il tempo impiegato per l'attraversamento. Con il riferimento alla componente Car il metodo evaluate di Strategy ottiene i dati che gli servono (Maxvel, ...) dall'auto e li usa per calcolare il tempo di attraversamento. Nel caso a chiamare evaluate sia un oggetto della classe derivata BoxStrategy utilizzerà lo status dell'auto per calcolare i tempi al pitstop mettendosi direttamente in comunicazione radio con i box.</text:p>
      <text:p text:style-name="P8"/>
      <text:p text:style-name="P8">BoxStrategy è il tipo di oggetto tornato al posto di strategia (classe base) il quale ridefinisce il metodo evaluate per effettuare la connessione con i box e richiedere gli aggiornamenti di status dell'a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Sir Nicolaz Nicolaz</meta:initial-creator>
    <meta:creation-date>2008-12-09T15:56:31</meta:creation-date>
    <dc:date>2009-12-18T19:45:51</dc:date>
    <meta:editing-cycles>121</meta:editing-cycles>
    <meta:editing-duration>PT18H14M37S</meta:editing-duration>
    <meta:document-statistic meta:table-count="2" meta:image-count="0" meta:object-count="0" meta:page-count="9" meta:paragraph-count="167" meta:word-count="2691" meta:character-count="17408"/>
    <meta:user-defined meta:name="Info 1"/>
    <meta:user-defined meta:name="Info 2"/>
    <meta:user-defined meta:name="Info 3"/>
    <meta:user-defined meta:name="Info 4"/>
  </office:meta>
</office:document-meta>
</file>